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 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et/Read part’s instrument typ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6:Sheet1.AMJ67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7">00/00/0000</text:date>, <text:time style:data-style-name="N2" text:time-value="09:40:53.193078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9-07T09:44:35.854575571</dc:date>
    <meta:editing-duration>P8DT19H38M49S</meta:editing-duration>
    <meta:editing-cycles>636</meta:editing-cycles>
    <meta:generator>LibreOffice/5.2.7.2$Linux_X86_64 LibreOffice_project/20m0$Build-2</meta:generator>
    <meta:document-statistic meta:table-count="1" meta:cell-count="5517" meta:object-count="0"/>
  </office:meta>
</office:document-meta>
</file>